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5fa4f"/>
    </style:style>
    <style:style style:name="P3" style:family="paragraph" style:parent-style-name="Title">
      <style:text-properties officeooo:paragraph-rsid="000bc6a3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rsid="00198a87" officeooo:paragraph-rsid="00198a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值得</text:p>
      <text:p text:style-name="P1"/>
      <text:p text:style-name="P1">亂世浮沉</text:p>
      <text:p text:style-name="P1">一生盲逐 隨流</text:p>
      <text:p text:style-name="P1">我們終會在某個瞬間</text:p>
      <text:p text:style-name="P1">頓悟和明白</text:p>
      <text:p text:style-name="P1">錢其實不值錢</text:p>
      <text:p text:style-name="P1">真正珍貴的 是其交換不來的</text:p>
      <text:p text:style-name="P1">那些能用錢解決的</text:p>
      <text:p text:style-name="P1">都是不值錢的</text:p>
      <text:p text:style-name="P1"/>
      <text:p text:style-name="P1">人生的意義與錢無關</text:p>
      <text:p text:style-name="P1">賺錢只是為了活著</text:p>
      <text:p text:style-name="P1">而活著卻不是為了賺錢</text:p>
      <text:p text:style-name="P1">生活要慢節奏</text:p>
      <text:p text:style-name="P1">工作要快節奏 花的時間越少</text:p>
      <text:p text:style-name="P1">生活才會更有意義</text:p>
      <text:p text:style-name="P1"/>
      <text:p text:style-name="P2">世間所相 皆是感覺</text:p>
      <text:p text:style-name="P2">真正的財富</text:p>
      <text:p text:style-name="P2">是</text:p>
      <text:p text:style-name="P2">值得</text:p>
      <text:p text:style-name="P2"/>
      <text:p text:style-name="P1">人生的意義</text:p>
      <text:p text:style-name="P1">莫過於找到一個值得的人</text:p>
      <text:p text:style-name="P1">一生只為相伴</text:p>
      <text:p text:style-name="P1"/>
      <text:p text:style-name="P1">願</text:p>
      <text:p text:style-name="P1">每個人</text:p>
      <text:p text:style-name="P1"><text:soft-page-break/>都是紂王</text:p>
      <text:p text:style-name="P1">所愛皆是</text:p>
      <text:p text:style-name="P1">妲己</text:p>
      <text:p text:style-name="P1"/>
      <text:p text:style-name="P5">2021.12.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1-27T14:23:06.873152878</dc:date>
    <meta:editing-duration>PT18M18S</meta:editing-duration>
    <meta:editing-cycles>17</meta:editing-cycles>
    <meta:document-statistic meta:table-count="0" meta:image-count="0" meta:object-count="0" meta:page-count="2" meta:paragraph-count="28" meta:word-count="164" meta:character-count="177" meta:non-whitespace-character-count="173"/>
  </office:meta>
</office:document-meta>
</file>